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4.41pt"/>
    </style:style>
    <style:style style:name="co2" style:family="table-column">
      <style:table-column-properties fo:break-before="auto" style:column-width="165.34pt"/>
    </style:style>
    <style:style style:name="co3" style:family="table-column">
      <style:table-column-properties fo:break-before="auto" style:column-width="246.84pt"/>
    </style:style>
    <style:style style:name="co4" style:family="table-column">
      <style:table-column-properties fo:break-before="auto" style:column-width="169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4" table:number-rows-spanned="1">
            <text:p>[detail2.laporan_frekuensi] [detail.format_hari]</text:p>
          </table:table-cell>
          <table:covered-table-cell/>
          <table:covered-table-cell table:number-columns-repeated="2"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[detail2.pemanfaatan_OPAC] [detail.periode2]</text:p>
          </table:table-cell>
          <table:covered-table-cell/>
          <table:covered-table-cell table:number-columns-repeated="2"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[detail2.berdasarkan] [detail.Berdasarkan]</text:p>
          </table:table-cell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]</text:p>
          </table:table-cell>
          <table:table-cell table:style-name="ce3" office:value-type="string" calcext:value-type="string">
            <text:p>[detail2.jumlah_terminalkomputer]</text:p>
          </table:table-cell>
          <table:table-cell table:style-name="ce3" office:value-type="string" calcext:value-type="string">
            <text:p>[detail2.jumlah_pencarian]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JumlahTerminalKomputer]</text:p>
          </table:table-cell>
          <table:table-cell table:style-name="ce10" office:value-type="string" calcext:value-type="string">
            <text:p>[a.JumlahPencarian]</text:p>
          </table:table-cell>
        </table:table-row>
        <table:table-row table:style-name="ro1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9" office:value-type="string" calcext:value-type="string">
            <text:p>[detail.TotalJumlahTerminalKomputer]</text:p>
          </table:table-cell>
          <table:table-cell table:style-name="ce11" office:value-type="string" calcext:value-type="string">
            <text:p>[detail.TotalJumlahPencarian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4:14:01.1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19T14:14:48.156000000</dc:date>
    <meta:editing-duration>PT2H12M59S</meta:editing-duration>
    <meta:editing-cycles>22</meta:editing-cycles>
    <meta:document-statistic meta:table-count="1" meta:cell-count="14" meta:object-count="0"/>
  </office:meta>
</office:document-meta>
</file>